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text-properties style:font-name="Liberation Serif" fo:font-size="11pt" fo:font-weight="bold" officeooo:paragraph-rsid="0047336e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break-before="page"/>
      <style:text-properties style:font-name="Liberation Serif" fo:font-size="11pt" fo:font-weight="bold" officeooo:rsid="007201e7" officeooo:paragraph-rsid="007201e7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Liberation Serif" fo:font-size="11pt" fo:font-weight="bold" officeooo:rsid="007201e7" officeooo:paragraph-rsid="007201e7" style:font-size-asian="11pt" style:font-weight-asian="bold" style:font-size-complex="11pt" style:font-weight-complex="bold"/>
    </style:style>
    <style:style style:name="P5" style:family="paragraph" style:parent-style-name="Text_20_body">
      <style:text-properties officeooo:paragraph-rsid="001103f3"/>
    </style:style>
    <style:style style:name="P6" style:family="paragraph" style:parent-style-name="Text_20_body">
      <style:text-properties fo:font-size="11pt" officeooo:paragraph-rsid="001103f3" style:font-size-asian="11pt" style:font-size-complex="11pt"/>
    </style:style>
    <style:style style:name="P7" style:family="paragraph" style:parent-style-name="Text_20_body">
      <style:text-properties fo:font-size="11pt" officeooo:paragraph-rsid="007201e7" style:font-size-asian="11pt" style:font-size-complex="11pt"/>
    </style:style>
    <style:style style:name="P8" style:family="paragraph" style:parent-style-name="Text_20_body">
      <style:text-properties officeooo:paragraph-rsid="001a4b56"/>
    </style:style>
    <style:style style:name="P9" style:family="paragraph" style:parent-style-name="Text_20_body">
      <style:text-properties officeooo:paragraph-rsid="001aa7a7"/>
    </style:style>
    <style:style style:name="P10" style:family="paragraph" style:parent-style-name="Text_20_body">
      <style:text-properties officeooo:paragraph-rsid="002373cd"/>
    </style:style>
    <style:style style:name="P11" style:family="paragraph" style:parent-style-name="Text_20_body">
      <style:text-properties officeooo:paragraph-rsid="0028170f"/>
    </style:style>
    <style:style style:name="P12" style:family="paragraph" style:parent-style-name="Text_20_body">
      <style:text-properties officeooo:paragraph-rsid="0032da26"/>
    </style:style>
    <style:style style:name="P13" style:family="paragraph" style:parent-style-name="Text_20_body">
      <style:text-properties officeooo:paragraph-rsid="0034c9ec"/>
    </style:style>
    <style:style style:name="P14" style:family="paragraph" style:parent-style-name="Text_20_body">
      <style:text-properties officeooo:paragraph-rsid="00366c9b"/>
    </style:style>
    <style:style style:name="P15" style:family="paragraph" style:parent-style-name="Text_20_body">
      <style:text-properties officeooo:paragraph-rsid="004562e0"/>
    </style:style>
    <style:style style:name="P16" style:family="paragraph" style:parent-style-name="Text_20_body">
      <style:text-properties officeooo:paragraph-rsid="0047336e"/>
    </style:style>
    <style:style style:name="P17" style:family="paragraph" style:parent-style-name="Text_20_body">
      <style:text-properties officeooo:paragraph-rsid="005fe7ae"/>
    </style:style>
    <style:style style:name="P18" style:family="paragraph" style:parent-style-name="Text_20_body">
      <style:text-properties officeooo:paragraph-rsid="007201e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1pt" style:font-size-asian="11pt" style:font-size-complex="11pt"/>
    </style:style>
    <style:style style:name="T3" style:family="text">
      <style:text-properties style:font-name="Liberation Serif" fo:font-size="11pt" officeooo:rsid="0012e7c4" style:font-size-asian="11pt" style:font-size-complex="11pt"/>
    </style:style>
    <style:style style:name="T4" style:family="text">
      <style:text-properties style:font-name="Liberation Serif" fo:font-size="11pt" officeooo:rsid="001a4b56" style:font-size-asian="11pt" style:font-size-complex="11pt"/>
    </style:style>
    <style:style style:name="T5" style:family="text">
      <style:text-properties style:font-name="Liberation Serif" fo:font-size="11pt" officeooo:rsid="0012c7f4" style:font-size-asian="11pt" style:font-size-complex="11pt"/>
    </style:style>
    <style:style style:name="T6" style:family="text">
      <style:text-properties style:font-name="Liberation Serif" fo:font-size="11pt" officeooo:rsid="0020d879" style:font-size-asian="11pt" style:font-size-complex="11pt"/>
    </style:style>
    <style:style style:name="T7" style:family="text">
      <style:text-properties style:font-name="Liberation Serif" fo:font-size="11pt" officeooo:rsid="0021a832" style:font-size-asian="11pt" style:font-size-complex="11pt"/>
    </style:style>
    <style:style style:name="T8" style:family="text">
      <style:text-properties style:font-name="Liberation Serif" fo:font-size="11pt" officeooo:rsid="002373cd" style:font-size-asian="11pt" style:font-size-complex="11pt"/>
    </style:style>
    <style:style style:name="T9" style:family="text">
      <style:text-properties style:font-name="Liberation Serif" fo:font-size="11pt" officeooo:rsid="0024cce1" style:font-size-asian="11pt" style:font-size-complex="11pt"/>
    </style:style>
    <style:style style:name="T10" style:family="text">
      <style:text-properties style:font-name="Liberation Serif" fo:font-size="11pt" officeooo:rsid="002b8e39" style:font-size-asian="11pt" style:font-size-complex="11pt"/>
    </style:style>
    <style:style style:name="T11" style:family="text">
      <style:text-properties style:font-name="Liberation Serif" fo:font-size="11pt" officeooo:rsid="002d783a" style:font-size-asian="11pt" style:font-size-complex="11pt"/>
    </style:style>
    <style:style style:name="T12" style:family="text">
      <style:text-properties style:font-name="Liberation Serif" fo:font-size="11pt" officeooo:rsid="002e72c6" style:font-size-asian="11pt" style:font-size-complex="11pt"/>
    </style:style>
    <style:style style:name="T13" style:family="text">
      <style:text-properties style:font-name="Liberation Serif" fo:font-size="11pt" officeooo:rsid="002f4054" style:font-size-asian="11pt" style:font-size-complex="11pt"/>
    </style:style>
    <style:style style:name="T14" style:family="text">
      <style:text-properties style:font-name="Liberation Serif" fo:font-size="11pt" officeooo:rsid="0034c9ec" style:font-size-asian="11pt" style:font-size-complex="11pt"/>
    </style:style>
    <style:style style:name="T15" style:family="text">
      <style:text-properties style:font-name="Liberation Serif" fo:font-size="11pt" officeooo:rsid="00366c9b" style:font-size-asian="11pt" style:font-size-complex="11pt"/>
    </style:style>
    <style:style style:name="T16" style:family="text">
      <style:text-properties style:font-name="Liberation Serif" fo:font-size="11pt" officeooo:rsid="003a09bf" style:font-size-asian="11pt" style:font-size-complex="11pt"/>
    </style:style>
    <style:style style:name="T17" style:family="text">
      <style:text-properties style:font-name="Liberation Serif" fo:font-size="11pt" officeooo:rsid="0043c728" style:font-size-asian="11pt" style:font-size-complex="11pt"/>
    </style:style>
    <style:style style:name="T18" style:family="text">
      <style:text-properties style:font-name="Liberation Serif" fo:font-size="11pt" officeooo:rsid="0049723a" style:font-size-asian="11pt" style:font-size-complex="11pt"/>
    </style:style>
    <style:style style:name="T19" style:family="text">
      <style:text-properties style:font-name="Liberation Serif" fo:font-size="11pt" officeooo:rsid="004b596c" style:font-size-asian="11pt" style:font-size-complex="11pt"/>
    </style:style>
    <style:style style:name="T20" style:family="text">
      <style:text-properties style:font-name="Liberation Serif" fo:font-size="11pt" officeooo:rsid="004f7646" style:font-size-asian="11pt" style:font-size-complex="11pt"/>
    </style:style>
    <style:style style:name="T21" style:family="text">
      <style:text-properties style:font-name="Liberation Serif" fo:font-size="11pt" officeooo:rsid="0050a4d3" style:font-size-asian="11pt" style:font-size-complex="11pt"/>
    </style:style>
    <style:style style:name="T22" style:family="text">
      <style:text-properties style:font-name="Liberation Serif" fo:font-size="11pt" officeooo:rsid="0050dc45" style:font-size-asian="11pt" style:font-size-complex="11pt"/>
    </style:style>
    <style:style style:name="T23" style:family="text">
      <style:text-properties style:font-name="Liberation Serif" fo:font-size="11pt" officeooo:rsid="00520432" style:font-size-asian="11pt" style:font-size-complex="11pt"/>
    </style:style>
    <style:style style:name="T24" style:family="text">
      <style:text-properties style:font-name="Liberation Serif" fo:font-size="11pt" officeooo:rsid="00539ce5" style:font-size-asian="11pt" style:font-size-complex="11pt"/>
    </style:style>
    <style:style style:name="T25" style:family="text">
      <style:text-properties style:font-name="Liberation Serif" fo:font-size="11pt" officeooo:rsid="00630651" style:font-size-asian="11pt" style:font-size-complex="11pt"/>
    </style:style>
    <style:style style:name="T26" style:family="text">
      <style:text-properties style:font-name="Liberation Serif" fo:font-size="11pt" officeooo:rsid="0064550b" style:font-size-asian="11pt" style:font-size-complex="11pt"/>
    </style:style>
    <style:style style:name="T27" style:family="text">
      <style:text-properties style:font-name="Liberation Serif" fo:font-size="11pt" officeooo:rsid="006621d4" style:font-size-asian="11pt" style:font-size-complex="11pt"/>
    </style:style>
    <style:style style:name="T28" style:family="text">
      <style:text-properties style:font-name="Liberation Serif" fo:font-size="11pt" officeooo:rsid="0066df7d" style:font-size-asian="11pt" style:font-size-complex="11pt"/>
    </style:style>
    <style:style style:name="T29" style:family="text">
      <style:text-properties style:font-name="Liberation Serif" fo:font-size="11pt" officeooo:rsid="00684be7" style:font-size-asian="11pt" style:font-size-complex="11pt"/>
    </style:style>
    <style:style style:name="T30" style:family="text">
      <style:text-properties style:font-name="Liberation Serif" fo:font-size="11pt" officeooo:rsid="00690827" style:font-size-asian="11pt" style:font-size-complex="11pt"/>
    </style:style>
    <style:style style:name="T31" style:family="text">
      <style:text-properties style:font-name="Liberation Serif" fo:font-size="11pt" officeooo:rsid="006aed3b" style:font-size-asian="11pt" style:font-size-complex="11pt"/>
    </style:style>
    <style:style style:name="T32" style:family="text">
      <style:text-properties style:font-name="Liberation Serif" fo:font-size="11pt" officeooo:rsid="006ccf52" style:font-size-asian="11pt" style:font-size-complex="11pt"/>
    </style:style>
    <style:style style:name="T33" style:family="text">
      <style:text-properties style:font-name="Liberation Serif" fo:font-size="11pt" officeooo:rsid="006d3be7" style:font-size-asian="11pt" style:font-size-complex="11pt"/>
    </style:style>
    <style:style style:name="T34" style:family="text">
      <style:text-properties style:font-name="Liberation Serif" fo:font-size="11pt" officeooo:rsid="006f1ea0" style:font-size-asian="11pt" style:font-size-complex="11pt"/>
    </style:style>
    <style:style style:name="T35" style:family="text">
      <style:text-properties style:font-name="Liberation Serif" fo:font-size="11pt" officeooo:rsid="006f582d" style:font-size-asian="11pt" style:font-size-complex="11pt"/>
    </style:style>
    <style:style style:name="T36" style:family="text">
      <style:text-properties style:font-name="Liberation Serif" fo:font-size="11pt" officeooo:rsid="00707901" style:font-size-asian="11pt" style:font-size-complex="11pt"/>
    </style:style>
    <style:style style:name="T37" style:family="text">
      <style:text-properties style:font-name="Liberation Serif" fo:font-size="11pt" officeooo:rsid="0070816d" style:font-size-asian="11pt" style:font-size-complex="11pt"/>
    </style:style>
    <style:style style:name="T38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Liberation Serif" fo:font-size="11pt" fo:font-weight="bold" officeooo:rsid="0020d879" style:font-size-asian="11pt" style:font-weight-asian="bold" style:font-size-complex="11pt" style:font-weight-complex="bold"/>
    </style:style>
    <style:style style:name="T40" style:family="text">
      <style:text-properties style:font-name="Liberation Serif" fo:font-size="11pt" fo:font-weight="bold" officeooo:rsid="0028170f" style:font-size-asian="11pt" style:font-weight-asian="bold" style:font-size-complex="11pt" style:font-weight-complex="bold"/>
    </style:style>
    <style:style style:name="T41" style:family="text">
      <style:text-properties style:font-name="Liberation Serif" fo:font-size="11pt" fo:font-weight="bold" officeooo:rsid="002e72c6" style:font-size-asian="11pt" style:font-weight-asian="bold" style:font-size-complex="11pt" style:font-weight-complex="bold"/>
    </style:style>
    <style:style style:name="T42" style:family="text">
      <style:text-properties style:font-name="Liberation Serif" fo:font-size="11pt" fo:font-weight="bold" officeooo:rsid="0032da26" style:font-size-asian="11pt" style:font-weight-asian="bold" style:font-size-complex="11pt" style:font-weight-complex="bold"/>
    </style:style>
    <style:style style:name="T43" style:family="text">
      <style:text-properties style:font-name="Liberation Serif" fo:font-size="11pt" fo:font-weight="bold" officeooo:rsid="0012c7f4" style:font-size-asian="11pt" style:font-weight-asian="bold" style:font-size-complex="11pt" style:font-weight-complex="bold"/>
    </style:style>
    <style:style style:name="T44" style:family="text">
      <style:text-properties style:font-name="Liberation Serif" fo:font-size="11pt" fo:font-weight="bold" officeooo:rsid="0034c9ec" style:font-size-asian="11pt" style:font-weight-asian="bold" style:font-size-complex="11pt" style:font-weight-complex="bold"/>
    </style:style>
    <style:style style:name="T45" style:family="text">
      <style:text-properties style:font-name="Liberation Serif" fo:font-size="11pt" fo:font-weight="bold" officeooo:rsid="0037ba8b" style:font-size-asian="11pt" style:font-weight-asian="bold" style:font-size-complex="11pt" style:font-weight-complex="bold"/>
    </style:style>
    <style:style style:name="T46" style:family="text">
      <style:text-properties style:font-name="Liberation Serif" fo:font-size="11pt" fo:font-weight="bold" officeooo:rsid="00384757" style:font-size-asian="11pt" style:font-weight-asian="bold" style:font-size-complex="11pt" style:font-weight-complex="bold"/>
    </style:style>
    <style:style style:name="T47" style:family="text">
      <style:text-properties style:font-name="Liberation Serif" fo:font-size="11pt" fo:font-weight="bold" officeooo:rsid="003f71a9" style:font-size-asian="11pt" style:font-weight-asian="bold" style:font-size-complex="11pt" style:font-weight-complex="bold"/>
    </style:style>
    <style:style style:name="T48" style:family="text">
      <style:text-properties style:font-name="Liberation Serif" fo:font-size="11pt" fo:font-weight="bold" officeooo:rsid="001141b0" style:font-size-asian="11pt" style:font-weight-asian="bold" style:font-size-complex="11pt" style:font-weight-complex="bold"/>
    </style:style>
    <style:style style:name="T49" style:family="text">
      <style:text-properties style:font-name="Liberation Serif" fo:font-size="11pt" fo:font-weight="bold" officeooo:rsid="0040fb67" style:font-size-asian="11pt" style:font-weight-asian="bold" style:font-size-complex="11pt" style:font-weight-complex="bold"/>
    </style:style>
    <style:style style:name="T50" style:family="text">
      <style:text-properties style:font-name="Liberation Serif" fo:font-size="11pt" fo:font-weight="bold" officeooo:rsid="0043c728" style:font-size-asian="11pt" style:font-weight-asian="bold" style:font-size-complex="11pt" style:font-weight-complex="bold"/>
    </style:style>
    <style:style style:name="T51" style:family="text">
      <style:text-properties style:font-name="Liberation Serif" fo:font-size="11pt" fo:font-weight="bold" officeooo:rsid="00448115" style:font-size-asian="11pt" style:font-weight-asian="bold" style:font-size-complex="11pt" style:font-weight-complex="bold"/>
    </style:style>
    <style:style style:name="T52" style:family="text">
      <style:text-properties style:font-name="Liberation Serif" fo:font-size="11pt" fo:font-weight="bold" officeooo:rsid="0045f24a" style:font-size-asian="11pt" style:font-weight-asian="bold" style:font-size-complex="11pt" style:font-weight-complex="bold"/>
    </style:style>
    <style:style style:name="T53" style:family="text">
      <style:text-properties style:font-name="Liberation Serif" fo:font-size="11pt" fo:font-weight="bold" officeooo:rsid="0049723a" style:font-size-asian="11pt" style:font-weight-asian="bold" style:font-size-complex="11pt" style:font-weight-complex="bold"/>
    </style:style>
    <style:style style:name="T54" style:family="text">
      <style:text-properties style:font-name="Liberation Serif" fo:font-size="11pt" fo:font-weight="bold" officeooo:rsid="002373cd" style:font-size-asian="11pt" style:font-weight-asian="bold" style:font-size-complex="11pt" style:font-weight-complex="bold"/>
    </style:style>
    <style:style style:name="T55" style:family="text">
      <style:text-properties style:font-name="Liberation Serif" fo:font-size="11pt" fo:font-weight="bold" officeooo:rsid="00534911" style:font-size-asian="11pt" style:font-weight-asian="bold" style:font-size-complex="11pt" style:font-weight-complex="bold"/>
    </style:style>
    <style:style style:name="T56" style:family="text">
      <style:text-properties style:font-name="Liberation Serif" fo:font-size="11pt" fo:font-weight="bold" officeooo:rsid="005ed829" style:font-size-asian="11pt" style:font-weight-asian="bold" style:font-size-complex="11pt" style:font-weight-complex="bold"/>
    </style:style>
    <style:style style:name="T57" style:family="text">
      <style:text-properties style:font-name="Liberation Serif" fo:font-size="11pt" fo:font-weight="bold" officeooo:rsid="0066c239" style:font-size-asian="11pt" style:font-weight-asian="bold" style:font-size-complex="11pt" style:font-weight-complex="bold"/>
    </style:style>
    <style:style style:name="T58" style:family="text">
      <style:text-properties style:font-name="Liberation Serif" fo:font-size="11pt" fo:font-weight="normal" officeooo:rsid="003124f0" style:font-size-asian="11pt" style:font-weight-asian="normal" style:font-size-complex="11pt" style:font-weight-complex="normal"/>
    </style:style>
    <style:style style:name="T59" style:family="text">
      <style:text-properties style:font-name="Liberation Serif" fo:font-size="11pt" fo:font-weight="normal" officeooo:rsid="001141b0" style:font-size-asian="11pt" style:font-weight-asian="normal" style:font-size-complex="11pt" style:font-weight-complex="normal"/>
    </style:style>
    <style:style style:name="T60" style:family="text">
      <style:text-properties style:font-name="Liberation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style:font-name="Liberation Serif" fo:font-size="11pt" fo:font-style="normal" fo:font-weight="bold" officeooo:rsid="00611639" style:font-size-asian="11pt" style:font-style-asian="normal" style:font-weight-asian="bold" style:font-size-complex="11pt" style:font-style-complex="normal" style:font-weight-complex="bold"/>
    </style:style>
    <style:style style:name="T62" style:family="text"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Liberation Serif" fo:font-size="11pt" fo:font-style="normal" fo:font-weight="normal" officeooo:rsid="00501ec0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font-name="Liberation Serif" fo:font-size="11pt" fo:font-style="normal" fo:font-weight="normal" officeooo:rsid="0056ba2e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font-name="Liberation Serif" fo:font-size="11pt" fo:font-style="normal" fo:font-weight="normal" officeooo:rsid="001141b0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font-name="Liberation Serif" fo:font-size="11pt" fo:font-style="normal" fo:font-weight="normal" officeooo:rsid="005b8c99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font-name="Liberation Serif" fo:font-size="11pt" fo:font-style="normal" fo:font-weight="normal" officeooo:rsid="0059b89c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font-name="Liberation Serif" fo:font-size="11pt" fo:font-style="normal" fo:font-weight="normal" officeooo:rsid="0059bc49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font-name="Liberation Serif" fo:font-size="11pt" fo:font-style="normal" fo:font-weight="normal" officeooo:rsid="0058065b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font-name="Liberation Serif" fo:font-size="11pt" fo:font-style="normal" fo:font-weight="normal" officeooo:rsid="00585da6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font-name="Liberation Serif" fo:font-size="11pt" fo:font-style="normal" fo:font-weight="normal" officeooo:rsid="005ce88c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font-name="Liberation Serif" fo:font-size="11pt" fo:font-style="normal" style:font-size-asian="11pt" style:font-style-asian="normal" style:font-size-complex="11pt" style:font-style-complex="normal"/>
    </style:style>
    <style:style style:name="T73" style:family="text">
      <style:text-properties style:font-name="Liberation Serif" fo:font-size="11pt" fo:font-style="normal" officeooo:rsid="005fe7ae" style:font-size-asian="11pt" style:font-style-asian="normal" style:font-size-complex="11pt" style:font-style-complex="normal"/>
    </style:style>
    <style:style style:name="T74" style:family="text">
      <style:text-properties style:font-name="Liberation Serif" officeooo:rsid="001e2416"/>
    </style:style>
    <style:style style:name="T75" style:family="text">
      <style:text-properties style:font-name="Liberation Serif" officeooo:rsid="00132db8"/>
    </style:style>
    <style:style style:name="T76" style:family="text">
      <style:text-properties style:font-name="Liberation Serif" officeooo:rsid="001ec180"/>
    </style:style>
    <style:style style:name="T77" style:family="text">
      <style:text-properties style:font-name="Liberation Serif" officeooo:rsid="00399281"/>
    </style:style>
    <style:style style:name="T78" style:family="text">
      <style:text-properties style:font-name="Liberation Serif" officeooo:rsid="0044ea13"/>
    </style:style>
    <style:style style:name="T79" style:family="text">
      <style:text-properties style:font-name="Liberation Serif" fo:font-style="normal" fo:font-weight="normal" officeooo:rsid="003ca25b" style:font-style-asian="normal" style:font-weight-asian="normal" style:font-style-complex="normal" style:font-weight-complex="normal"/>
    </style:style>
    <style:style style:name="T80" style:family="text">
      <style:text-properties style:font-name="Liberation Serif" fo:font-style="normal" fo:font-weight="normal" officeooo:rsid="001f4537" style:font-style-asian="normal" style:font-weight-asian="normal" style:font-style-complex="normal" style:font-weight-complex="normal"/>
    </style:style>
    <style:style style:name="T81" style:family="text">
      <style:text-properties style:font-name="Liberation Serif" fo:font-style="normal" fo:font-weight="normal" officeooo:rsid="0034c9ec" style:font-style-asian="normal" style:font-weight-asian="normal" style:font-style-complex="normal" style:font-weight-complex="normal"/>
    </style:style>
    <style:style style:name="T82" style:family="text">
      <style:text-properties style:font-name="Liberation Serif" fo:font-style="normal" fo:font-weight="normal" officeooo:rsid="005539d7" style:font-style-asian="normal" style:font-weight-asian="normal" style:font-style-complex="normal" style:font-weight-complex="normal"/>
    </style:style>
    <style:style style:name="T83" style:family="text">
      <style:text-properties style:font-name="Liberation Serif" officeooo:rsid="001f4537"/>
    </style:style>
    <style:style style:name="T84" style:family="text">
      <style:text-properties style:font-name="Liberation Serif" officeooo:rsid="0034c9ec"/>
    </style:style>
    <style:style style:name="T85" style:family="text">
      <style:text-properties style:font-name="Liberation Serif" style:text-underline-style="solid" style:text-underline-width="auto" style:text-underline-color="font-color" fo:font-weight="bold" officeooo:rsid="001e2416" style:font-weight-asian="bold" style:font-weight-complex="bold"/>
    </style:style>
    <style:style style:name="T86" style:family="text">
      <style:text-properties style:font-name="Liberation Serif" style:text-underline-style="solid" style:text-underline-width="auto" style:text-underline-color="font-color" fo:font-weight="bold" officeooo:rsid="007201e7" style:font-weight-asian="bold" style:font-weight-complex="bold"/>
    </style:style>
    <style:style style:name="T87" style:family="text">
      <style:text-properties fo:font-size="11pt" style:font-size-asian="11pt" style:font-size-complex="11pt"/>
    </style:style>
    <style:style style:name="T8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5">E</text:span><text:span text:style-name="T86">LEMENTS DE LANGUAGE</text:span></text:p>
      <text:p text:style-name="P6"><text:span text:style-name="T74">co</text:span><text:span text:style-name="T84">nv</text:span><text:span text:style-name="T74">eyor_contentio </text:span><text:span text:style-name="T83">(2025) </text:span><text:span text:style-name="T74">est une</text:span><text:span text:style-name="T75"> itéraiton </text:span><text:span text:style-name="T76">in-situ</text:span><text:span text:style-name="T75"> </text:span><text:span text:style-name="T76">exlusive </text:span><text:span text:style-name="T77">de </text:span><text:span text:style-name="T78">co</text:span><text:span text:style-name="T79">gnitivsculptur </text:span><text:span text:style-name="T80">(2024) </text:span><text:span text:style-name="T81">proposé par Manoah Camporini </text:span><text:span text:style-name="T82">pour iMAL</text:span></text:p>
      <text:p text:style-name="P1"/>
      <text:p text:style-name="P5"><text:span text:style-name="Emphasis"><text:span text:style-name="T62">- </text:span></text:span><text:span text:style-name="Emphasis"><text:span text:style-name="T60">operation de tranfiguration </text:span></text:span><text:span text:style-name="Emphasis"><text:span text:style-name="T63">d’une forme </text:span></text:span><text:span text:style-name="Emphasis"><text:span text:style-name="T64">i</text:span></text:span><text:span text:style-name="T72">ssues du champs de la recherche en </text:span><text:span text:style-name="T60">continnum-robotique.</text:span></text:p>
      <text:p text:style-name="P10"><text:span text:style-name="T2">- </text:span><text:span text:style-name="T7">e</text:span><text:span text:style-name="T2">mployée </text:span><text:span text:style-name="T3">en parallèle dans la </text:span><text:span text:style-name="T21">réalisation </text:span><text:span text:style-name="T22">cinématographique</text:span><text:span text:style-name="T3"> </text:span><text:span text:style-name="T6">en tant </text:span><text:span text:style-name="T8">que </text:span><text:span text:style-name="T39">corps-</text:span><text:span text:style-name="T54">effecteur </text:span><text:span text:style-name="T39">narratif </text:span><text:span text:style-name="T9">totalement mobilisable sans resistance </text:span><text:span text:style-name="T23">(puppet).</text:span></text:p>
      <text:p text:style-name="P12"><text:span text:style-name="T2">- l’intervention est opération de dénuement : </text:span><text:span text:style-name="T12">l’</text:span><text:span text:style-name="T41">altérité machinique réduite à son minimum </text:span><text:span text:style-name="T39">fonctionnel </text:span><text:span text:style-name="T58">p</text:span><text:span text:style-name="T10">ermet de</text:span><text:span text:style-name="T2"> reconsidérer </text:span><text:span text:style-name="T13">sa</text:span><text:span text:style-name="T11"> forme hors de ses contexte</text:span><text:span text:style-name="T12">s</text:span><text:span text:style-name="T11"> d’évolution </text:span><text:span text:style-name="T24">pirmaires</text:span><text:span text:style-name="T2"> </text:span><text:span text:style-name="T40">afin de concentrer sur </text:span><text:span text:style-name="T42">les</text:span><text:span text:style-name="T40"> enjeux relationnels </text:span><text:span text:style-name="T42">à </text:span><text:span text:style-name="T55">cette dernière</text:span></text:p>
      <text:p text:style-name="P12"><text:span text:style-name="T40"/></text:p>
      <text:p text:style-name="P13"><text:span text:style-name="Emphasis"><text:span text:style-name="T2">médium mouvement : hybridation des taxonomies de l’altérité</text:span></text:span></text:p>
      <text:p text:style-name="P13"><text:span text:style-name="T2">- L’interactivité et le mouvement (intégration des feed-back) qui en découle surpassant l’existence physique de la pièce au profit de sa présence kinétique. Faisant de son comportement (</text:span><text:span text:style-name="T4">algorithmie</text:span><text:span text:style-name="T2">) le noyaux du dispositif.</text:span></text:p>
      <text:p text:style-name="P13"><text:span text:style-name="T5">- </text:span><text:span text:style-name="T14">l’installation fait alors</text:span><text:span text:style-name="T5"> reflexion sur la</text:span><text:span text:style-name="T43"> notion d’agentivité de l’algorithme</text:span><text:span text:style-name="T5"> : la forme vermiforme produit une implication émotionnelle en impliquant cependant une </text:span><text:span text:style-name="T43">algorithmique </text:span><text:span text:style-name="T44">simpliste</text:span><text:span text:style-name="T5"> basée sur une détection </text:span><text:span text:style-name="T14">à</text:span><text:span text:style-name="T5"> base résolution et </text:span><text:span text:style-name="T14">des variables </text:span><text:span text:style-name="T5">aléatoire</text:span><text:span text:style-name="T14">s</text:span><text:span text:style-name="T5">.</text:span></text:p>
      <text:p text:style-name="P8"><text:span text:style-name="T2">- </text:span><text:span text:style-name="T32">r</text:span><text:span text:style-name="T14">emise</text:span><text:span text:style-name="T2"> en question </text:span><text:span text:style-name="T33">spéculative</text:span><text:span text:style-name="T2"> </text:span><text:span text:style-name="T14">des</text:span><text:span text:style-name="T2"> grandes taxonomies de catégorisation </text:span><text:span text:style-name="T34">issues de la modernité.</text:span><text:span text:style-name="T2"> </text:span></text:p>
      <text:p text:style-name="P11"/>
      <text:p text:style-name="P5"><text:span text:style-name="Emphasis"><text:span text:style-name="T2">dissidence et corps souple (soft-robotique)</text:span></text:span></text:p>
      <text:p text:style-name="P14"><text:span text:style-name="T2">- </text:span><text:span text:style-name="T35">l</text:span><text:span text:style-name="T2">a </text:span><text:span text:style-name="T38">machine souple, ne répondant pas à l’exigence deterministe tayloriste</text:span><text:span text:style-name="T2"> (itérabilité et précision du mouvement) </text:span><text:span text:style-name="T37">est</text:span><text:span text:style-name="T35"> </text:span><text:span text:style-name="T2">alors </text:span><text:span text:style-name="T35">exclue </text:span><text:span text:style-name="T2">des schème</text:span><text:span text:style-name="T36">s</text:span><text:span text:style-name="T2"> de production industriels. Elle se retrouve en cela </text:span><text:span text:style-name="T38">dissidente à l’appareillage rationaliste</text:span><text:span text:style-name="T2"> duquel elle émerge. </text:span></text:p>
      <text:p text:style-name="P14"><text:span text:style-name="T2">- Se distanciant du projet de scision (chisme) nature/culturel evoqué et produit par l’usage de la machine : elle est en somme incapable de servir aucun projet moderne.</text:span></text:p>
      <text:p text:style-name="P9"><text:span text:style-name="T2">- machine non prédatrice elle peut s’etablir au contact des corps, dans une rencontre proposant un autre rapport à l’altérité robotique : </text:span><text:span text:style-name="T15">la forme propose</text:span><text:span text:style-name="T2"> </text:span><text:span text:style-name="T16">une redefinition du</text:span><text:span text:style-name="T2"> paradygme</text:span><text:span text:style-name="T38"> </text:span><text:span text:style-name="T45">d’</text:span><text:span text:style-name="T38">interdépendance </text:span><text:span text:style-name="T46">humain</text:span><text:span text:style-name="T38">-mécanique.</text:span></text:p>
      <text:p text:style-name="P5"><text:span text:style-name="T2"/></text:p>
      <text:p text:style-name="P17"><text:span text:style-name="Emphasis"><text:span text:style-name="T72">- </text:span></text:span><text:span text:style-name="Emphasis"><text:span text:style-name="T60">architecture </text:span></text:span><text:span text:style-name="Emphasis"><text:span text:style-name="T61">de contention</text:span></text:span><text:span text:style-name="Emphasis"><text:span text:style-name="T72"> </text:span></text:span><text:span text:style-name="Emphasis"><text:span text:style-name="T73">constituée d’un </text:span></text:span><text:span text:style-name="Emphasis"><text:span text:style-name="T65">rail orienté perpendiculairement au canal </text:span></text:span><text:span text:style-name="Emphasis"><text:span text:style-name="T66">de bruxelles </text:span></text:span><text:span text:style-name="Emphasis"><text:span text:style-name="T67">fait </text:span></text:span><text:span text:style-name="Emphasis"><text:span text:style-name="T68">citation</text:span></text:span><text:span text:style-name="Emphasis"><text:span text:style-name="T69"> </text:span></text:span><text:span text:style-name="Emphasis"><text:span text:style-name="T68">du</text:span></text:span><text:span text:style-name="Emphasis"><text:span text:style-name="T65"> passif industriel </text:span></text:span><text:span text:style-name="Emphasis"><text:span text:style-name="T70">du </text:span></text:span><text:span text:style-name="Emphasis"><text:span text:style-name="T71">lieu.</text:span></text:span></text:p>
      <text:p text:style-name="P17"><text:span text:style-name="T2">- Le corps souple </text:span><text:span text:style-name="T25">(</text:span><text:span text:style-name="T2">dissident </text:span><text:span text:style-name="T25">et</text:span><text:span text:style-name="T2"> à la cognition propre</text:span><text:span text:style-name="T25">)</text:span><text:span text:style-name="T2"> est </text:span><text:span text:style-name="T38">exposé et contraint par un</text:span><text:span text:style-name="T49">e dispositif</text:span><text:span text:style-name="T38"> </text:span><text:span text:style-name="T56">chromé</text:span><text:span text:style-name="T38"> </text:span><text:span text:style-name="T49">décrivant</text:span><text:span text:style-name="T47"> un mouvement </text:span><text:span text:style-name="T48">pendulaire et répétiti</text:span><text:span text:style-name="T49">f</text:span><text:span text:style-name="T48"> </text:span><text:span text:style-name="T59">sur la longueur complète de l’espace.</text:span></text:p>
      <text:p text:style-name="P15"><text:span text:style-name="T2">- </text:span><text:span text:style-name="T30">amené à</text:span><text:span text:style-name="T17"> prendre place </text:span><text:span text:style-name="T27">dans l’espace </text:span><text:span text:style-name="T28">en fonction de </text:span><text:span text:style-name="T31">la</text:span><text:span text:style-name="T28"> localisation </text:span><text:span text:style-name="T31">de la pièce </text:span><text:span text:style-name="T28">sur le rail</text:span><text:span text:style-name="T2">,</text:span><text:span text:style-name="T38"> on devient </text:span><text:span text:style-name="T50">activement partie prenante</text:span><text:span text:style-name="T38"> de </text:span><text:span text:style-name="T57">l’opération</text:span><text:span text:style-name="T38"> d</text:span><text:span text:style-name="T57">e</text:span><text:span text:style-name="T51"> contention</text:span><text:span text:style-name="T38">.</text:span></text:p>
      <text:p text:style-name="P16"><text:span text:style-name="T2">- Notre passivité inévitable face à la </text:span><text:span text:style-name="T38">complexité technique </text:span><text:span text:style-name="T53">(boite noire)</text:span><text:span text:style-name="T38"> désactiv</text:span><text:span text:style-name="T52">e</text:span><text:span text:style-name="T38"> </text:span><text:span text:style-name="T52">toute</text:span><text:span text:style-name="T38"> possibilité d’intervention</text:span><text:span text:style-name="T2">, nous deviendrons alors nous même </text:span><text:span text:style-name="T20">assujeti au </text:span><text:span text:style-name="T18">conveyor_contetio</text:span><text:span text:style-name="T19">.</text:span></text:p>
      <text:p text:style-name="P2"/>
      <text:p text:style-name="P3"><text:span text:style-name="T88">SUMMARY PAR GPT</text:span></text:p>
      <text:p text:style-name="P18"><text:span text:style-name="Strong_20_Emphasis"><text:span text:style-name="T87">conveyor_contentio (2025)</text:span></text:span><text:span text:style-name="T87"> est une itération in-situ exclusive de </text:span><text:span text:style-name="Emphasis"><text:span text:style-name="T87">cognitivsculptur (2024)</text:span></text:span><text:span text:style-name="T87">, proposée par </text:span><text:span text:style-name="Strong_20_Emphasis"><text:span text:style-name="T87">Manoah Camporini</text:span></text:span><text:span text:style-name="T87"> pour iMAL.<text:line-break/>L’installation opère une </text:span><text:span text:style-name="Strong_20_Emphasis"><text:span text:style-name="T87">transfiguration</text:span></text:span><text:span text:style-name="T87"> d’une forme issue du champ de la </text:span><text:span text:style-name="Strong_20_Emphasis"><text:span text:style-name="T87">recherche en continuum-robotique</text:span></text:span><text:span text:style-name="T87">, un domaine consacré au développement de structures souples et adaptatives.</text:span></text:p>
      <text:p text:style-name="P18"><text:span text:style-name="T87">Initialement employé dans la réalisation cinématographique comme </text:span><text:span text:style-name="Strong_20_Emphasis"><text:span text:style-name="T87">corps-effecteur narratif</text:span></text:span><text:span text:style-name="T87"> — un </text:span><text:span text:style-name="Emphasis"><text:span text:style-name="T87">puppet</text:span></text:span><text:span text:style-name="T87"> mécatronique entièrement mobilisable —, le dispositif est ici extrait de ses environnements techniques pour être soumis à une </text:span><text:span text:style-name="Strong_20_Emphasis"><text:span text:style-name="T87">opération de dénuement</text:span></text:span><text:span text:style-name="T87">. Réduit à son </text:span><text:span text:style-name="Strong_20_Emphasis"><text:span text:style-name="T87">minimum fonctionnel</text:span></text:span><text:span text:style-name="T87">, il permet d’interroger l’</text:span><text:span text:style-name="Strong_20_Emphasis"><text:span text:style-name="T87">altérité machinique</text:span></text:span><text:span text:style-name="T87"> en dehors de toute logique d’usage, et de concentrer l’attention sur les </text:span><text:span text:style-name="Strong_20_Emphasis"><text:span text:style-name="T87">dimensions relationnelles</text:span></text:span><text:span text:style-name="T87"> qu’elle engage.</text:span></text:p>
      <text:p text:style-name="Text_20_body"><text:span text:style-name="T87">Le </text:span><text:span text:style-name="Strong_20_Emphasis"><text:span text:style-name="T87">mouvement</text:span></text:span><text:span text:style-name="T87"> devient le médium central de l’œuvre. L’intégration de boucles de </text:span><text:span text:style-name="Strong_20_Emphasis"><text:span text:style-name="T87">feedback</text:span></text:span><text:span text:style-name="T87"> fait émerger une </text:span><text:span text:style-name="Strong_20_Emphasis"><text:span text:style-name="T87">présence kinétique</text:span></text:span><text:span text:style-name="T87"> qui dépasse l’objet matériel : c’est le </text:span><text:span text:style-name="Strong_20_Emphasis"><text:span text:style-name="T87">comportement algorithmique</text:span></text:span><text:span text:style-name="T87"> de la forme qui en constitue le véritable centre. Sa logique est volontairement élémentaire — détection à basse résolution, variables aléatoires —, mais cette simplicité produit une </text:span><text:span text:style-name="Strong_20_Emphasis"><text:span text:style-name="T87">implication émotionnelle</text:span></text:span><text:span text:style-name="T87"> inattendue.<text:line-break/>Le dispositif agit ainsi comme une étude sur l’</text:span><text:span text:style-name="Strong_20_Emphasis"><text:span text:style-name="T87">agentivité de l’algorithme</text:span></text:span><text:span text:style-name="T87"> et propose une </text:span><text:span text:style-name="Strong_20_Emphasis"><text:span text:style-name="T87">hybridation des taxonomies de l’altérité</text:span></text:span><text:span text:style-name="T87">, remettant en question les catégories classiques du vivant et du technique.</text:span></text:p>
      <text:p text:style-name="Text_20_body"><text:span text:style-name="T87">Relevant de la </text:span><text:span text:style-name="Strong_20_Emphasis"><text:span text:style-name="T87">soft-robotique</text:span></text:span><text:span text:style-name="T87">, le corps souple échappe aux exigences déterministes de la production industrielle. Sa malléabilité, son imprécision, le rendent </text:span><text:span text:style-name="Strong_20_Emphasis"><text:span text:style-name="T87">dissident</text:span></text:span><text:span text:style-name="T87"> face au rationalisme dont il provient.<text:line-break/>Machine </text:span><text:span text:style-name="Strong_20_Emphasis"><text:span text:style-name="T87">non prédatrice</text:span></text:span><text:span text:style-name="T87">, il peut coexister au contact des corps humains et proposer un autre mode d’</text:span><text:span text:style-name="Strong_20_Emphasis"><text:span text:style-name="T87">interdépendance humain–mécanique</text:span></text:span><text:span text:style-name="T87">, fondé sur la proximité plutôt que la maîtrise.</text:span></text:p>
      <text:p text:style-name="Text_20_body"><text:span text:style-name="T87">Le dispositif prend la forme d’une </text:span><text:span text:style-name="Strong_20_Emphasis"><text:span text:style-name="T87">architecture de contention</text:span></text:span><text:span text:style-name="T87"> : un </text:span><text:span text:style-name="Strong_20_Emphasis"><text:span text:style-name="T87">rail chromé</text:span></text:span><text:span text:style-name="T87"> orienté perpendiculairement au </text:span><text:span text:style-name="Strong_20_Emphasis"><text:span text:style-name="T87">canal de Bruxelles</text:span></text:span><text:span text:style-name="T87">, en écho au passé industriel du lieu. Le corps souple y décrit un </text:span><text:span text:style-name="Strong_20_Emphasis"><text:span text:style-name="T87">mouvement pendulaire et répétitif</text:span></text:span><text:span text:style-name="T87"> sur la longueur de l’espace. Selon sa position sur le rail, le spectateur devient </text:span><text:span text:style-name="Strong_20_Emphasis"><text:span text:style-name="T87">partie prenante</text:span></text:span><text:span text:style-name="T87"> du système, tout en demeurant impuissant face à la complexité de la </text:span><text:span text:style-name="Strong_20_Emphasis"><text:span text:style-name="T87">boîte noire technologique</text:span></text:span><text:span text:style-name="T87">. Dans cette asymétrie, la passivité humaine se révèle constitutive du dispositif : nous devenons, à notre tour, </text:span><text:span text:style-name="Strong_20_Emphasis"><text:span text:style-name="T87">assujettis au conveyor_contentio</text:span></text:span><text:span text:style-name="T87">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3:49:29.396727434</meta:creation-date>
    <dc:date>2025-10-12T18:30:02.350228483</dc:date>
    <meta:editing-duration>PT2H49M21S</meta:editing-duration>
    <meta:editing-cycles>88</meta:editing-cycles>
    <meta:generator>LibreOffice/7.3.7.2$Linux_X86_64 LibreOffice_project/30$Build-2</meta:generator>
    <meta:document-statistic meta:table-count="0" meta:image-count="0" meta:object-count="0" meta:page-count="2" meta:paragraph-count="23" meta:word-count="705" meta:character-count="4977" meta:non-whitespace-character-count="4292"/>
  </office:meta>
</office:document-meta>
</file>